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A000000CDA77ED965AE13F66D.png" manifest:media-type="image/png"/>
  <manifest:file-entry manifest:full-path="Pictures/10000201000001D3000000D076CB02DC3D340C13.png" manifest:media-type="image/png"/>
  <manifest:file-entry manifest:full-path="Pictures/10000000000002450000011EFB89515C7670A9CC.png" manifest:media-type="image/png"/>
  <manifest:file-entry manifest:full-path="Pictures/1000000000000144000000BFE14460AAD5812259.png" manifest:media-type="image/png"/>
  <manifest:file-entry manifest:full-path="Pictures/100000000000021D000001689273738B20823C4A.png" manifest:media-type="image/png"/>
  <manifest:file-entry manifest:full-path="Pictures/10000000000001F4000001614DC197915B505A02.png" manifest:media-type="image/png"/>
  <manifest:file-entry manifest:full-path="Pictures/10000000000002000000013968A035425EBA6A60.png" manifest:media-type="image/png"/>
  <manifest:file-entry manifest:full-path="Pictures/100000000000019C000001CB792485E1ABC751E9.png" manifest:media-type="image/png"/>
  <manifest:file-entry manifest:full-path="Pictures/1000000000000500000002D09D40841FEA6D69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ef0" officeooo:paragraph-rsid="000ffef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ffef0" officeooo:paragraph-rsid="000ffef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898cm, 2.646cm, 2.552cm, 2.1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7" text:anchor-type="page" text:anchor-page-number="3" svg:x="3.113cm" svg:y="3.062cm" svg:width="15.081cm" svg:height="5.639cm" draw:z-index="6">
        <draw:image xlink:href="Pictures/1000000000000500000002D09D40841FEA6D6920.png" xlink:type="simple" xlink:show="embed" xlink:actuate="onLoad" loext:mime-type="image/png"/>
      </draw:frame>
      <draw:frame draw:style-name="fr5" draw:name="Imagen3" text:anchor-type="page" text:anchor-page-number="3" svg:x="6.043cm" svg:y="10.238cm" svg:width="10.901cm" svg:height="12.144cm" draw:z-index="2">
        <draw:image xlink:href="Pictures/100000000000019C000001CB792485E1ABC751E9.png" xlink:type="simple" xlink:show="embed" xlink:actuate="onLoad" loext:mime-type="image/png"/>
      </draw:frame>
      <text:p text:style-name="Standard"/>
      <text:p text:style-name="Standard"><draw:frame draw:style-name="fr4" draw:name="Imagen1" text:anchor-type="char" svg:width="13.229cm" svg:height="9.34cm" draw:z-index="0"><draw:image xlink:href="Pictures/10000000000001F4000001614DC197915B505A0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><draw:frame draw:style-name="fr6" draw:name="Imagen2" text:anchor-type="char" svg:width="14.314cm" svg:height="9.525cm" draw:z-index="1"><draw:image xlink:href="Pictures/100000000000021D000001689273738B20823C4A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0.965cm" svg:y="0.347cm" svg:width="15.372cm" svg:height="7.567cm" draw:z-index="3"><draw:image xlink:href="Pictures/10000000000002450000011EFB89515C7670A9CC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n4" text:anchor-type="char" svg:x="2.498cm" svg:y="0.314cm" svg:width="12.356cm" svg:height="5.503cm" draw:z-index="4"><draw:image xlink:href="Pictures/10000201000001D3000000D076CB02DC3D340C13.png" xlink:type="simple" xlink:show="embed" xlink:actuate="onLoad" loext:mime-type="image/png"/></draw:frame></text:p>
      <text:p text:style-name="Standard"/>
      <text:p text:style-name="Standard"/>
      <text:p text:style-name="Standard"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6" text:anchor-type="char" svg:width="13.547cm" svg:height="8.281cm" draw:z-index="5"><draw:image xlink:href="Pictures/10000000000002000000013968A035425EBA6A60.png" xlink:type="simple" xlink:show="embed" xlink:actuate="onLoad" loext:mime-type="image/png"/></draw:frame></text:p>
      <text:p text:style-name="Standard"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/>
      <text:p text:style-name="P3">IPv6</text:p>
      <text:p text:style-name="P1"><draw:frame draw:style-name="fr2" draw:name="Imagen8" text:anchor-type="char" svg:x="4.533cm" svg:y="0.542cm" svg:width="8.573cm" svg:height="5.054cm" draw:z-index="7"><draw:image xlink:href="Pictures/1000000000000144000000BFE14460AAD581225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draw:frame draw:style-name="fr1" draw:name="Imagen9" text:anchor-type="char" svg:width="17.59cm" svg:height="3.542cm" draw:z-index="8"><draw:image xlink:href="Pictures/10000000000003FA000000CDA77ED965AE13F6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09:51:11.777796922</meta:creation-date>
    <dc:date>2021-09-28T13:01:47.649063631</dc:date>
    <meta:editing-duration>PT29M35S</meta:editing-duration>
    <meta:editing-cycles>1</meta:editing-cycles>
    <meta:document-statistic meta:table-count="0" meta:image-count="9" meta:object-count="0" meta:page-count="4" meta:paragraph-count="6" meta:word-count="1" meta:character-count="251" meta:non-whitespace-character-count="4"/>
    <meta:generator>LibreOffice/6.4.7.2$Linux_X86_64 LibreOffice_project/40$Build-2</meta:generator>
  </office:meta>
</office:document-meta>
</file>